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OS: Ubuntu Budgie<text:s/></text:p>
      <text:p text:style-name="P2">PROBLEM 0<text:s/></text:p>
      <text:p text:style-name="P3"><draw:frame draw:z-index="251658240" draw:style-name="a0" draw:name="Image1" text:anchor-type="paragraph" svg:x="-0.4846in" svg:y="0.1772in" svg:width="5.2283in" svg:height="1.9744in" style:rel-width="scale" style:rel-height="scale"><draw:image xlink:href="media/image1.png" xlink:type="simple" xlink:show="embed" xlink:actuate="onLoad"/><svg:title/><svg:desc/></draw:frame><draw:frame draw:z-index="251659264" draw:style-name="a1" draw:name="Image2" text:anchor-type="paragraph" svg:x="4.139in" svg:y="1.2709in" svg:width="3.5736in" svg:height="1.9819in" style:rel-width="scale" style:rel-height="scale"><draw:image xlink:href="media/image2.png" xlink:type="simple" xlink:show="embed" xlink:actuate="onLoad"/><svg:title/><svg:desc/></draw:frame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PROBLEM 2</text:p>
      <text:p text:style-name="P17"><draw:frame draw:z-index="2" draw:style-name="a2" draw:name="Image3" text:anchor-type="paragraph" svg:x="-0.25in" svg:y="0.3043in" svg:width="2.5028in" svg:height="1.3736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1.7173in" svg:y="0.5209in" svg:width="3.8772in" svg:height="0.4764in" style:rel-width="scale" style:rel-height="scale"><draw:image xlink:href="media/image4.png" xlink:type="simple" xlink:show="embed" xlink:actuate="onLoad"/><svg:title/><svg:desc/></draw:frame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PROBLEM 3</text:p>
      <text:p text:style-name="P27"><draw:frame draw:z-index="4" draw:style-name="a4" draw:name="Image5" text:anchor-type="paragraph" svg:x="-0.5827in" svg:y="0.3283in" svg:width="3.3799in" svg:height="2.2508in" style:rel-width="scale" style:rel-height="scale"><draw:image xlink:href="media/image5.png" xlink:type="simple" xlink:show="embed" xlink:actuate="onLoad"/><svg:title/><svg:desc/></draw:frame><draw:frame draw:z-index="5" draw:style-name="a5" draw:name="Image6" text:anchor-type="paragraph" svg:x="3.6929in" svg:y="1.1217in" svg:width="2.3437in" svg:height="0.5835in" style:rel-width="scale" style:rel-height="scale"><draw:image xlink:href="media/image6.png" xlink:type="simple" xlink:show="embed" xlink:actuate="onLoad"/><svg:title/><svg:desc/></draw:frame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PROBLEM 4</text:p>
      <text:p text:style-name="P47"><draw:frame draw:z-index="7" draw:style-name="a6" draw:name="Image8" text:anchor-type="paragraph" svg:x="0in" svg:y="1.68125in" svg:width="5.0625in" svg:height="0.39514in" style:rel-width="scale" style:rel-height="scale"><draw:image xlink:href="media/image7.png" xlink:type="simple" xlink:show="embed" xlink:actuate="onLoad"/><svg:title/><svg:desc/></draw:frame><draw:frame draw:z-index="6" draw:style-name="a7" draw:name="Image7" text:anchor-type="paragraph" svg:x="-0.3571in" svg:y="0.0563in" svg:width="3.522in" svg:height="2.3209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Joel Ortiz<text:tab/>2321<text:tab/>2/09/18</text:p>
        <text:p text:style-name="Header"><text:tab/>HW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el ortiz</dc:creator>
    <meta:creation-date>2018-02-09T19:50:00Z</meta:creation-date>
    <dc:date>2018-02-12T17:04:00Z</dc:date>
    <meta:template xlink:href="Normal.dotm" xlink:type="simple"/>
    <meta:editing-cycles>3</meta:editing-cycles>
    <meta:editing-duration>PT1020S</meta:editing-duration>
    <meta:document-statistic meta:page-count="2" meta:paragraph-count="1" meta:word-count="16" meta:character-count="109" meta:row-count="1" meta:non-whitespace-character-count="94"/>
  </office:meta>
</office:document-meta>
</file>